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57916" officeooo:paragraph-rsid="00057916"/>
    </style:style>
    <style:style style:name="P2" style:family="paragraph" style:parent-style-name="Text_20_body" style:list-style-name="L1">
      <style:text-properties officeooo:rsid="00057916" officeooo:paragraph-rsid="00057916"/>
    </style:style>
    <style:style style:name="P3" style:family="paragraph" style:parent-style-name="Heading_20_1">
      <style:text-properties officeooo:rsid="00057916" officeooo:paragraph-rsid="000579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rerequisites</text:h>
      <text:list xml:id="list9074661849523729433" text:style-name="L1">
        <text:list-item>
          <text:p text:style-name="P2">Ubuntu 16.04 Server : <text:a xlink:type="simple" xlink:href="https://tutorials.ubuntu.com/tutorial/tutorial-install-ubuntu-server#0" text:style-name="Internet_20_link" text:visited-style-name="Visited_20_Internet_20_Link">Install Guide</text:a></text:p>
        </text:list-item>
        <text:list-item>
          <text:p text:style-name="P2">LXC : <text:a xlink:type="simple" xlink:href="https://help.ubuntu.com/lts/serverguide/lxc.html#lxc-installation" text:style-name="Internet_20_link" text:visited-style-name="Visited_20_Internet_20_Link">Install and Overview</text:a></text:p>
        </text:list-item>
      </text:list>
      <text:p text:style-name="P1"><text:tab/>LXC is a container framework for Linux machines. It can be thought of as a hybird between a <text:tab/>chroot jail and a virtual machine. See the linked overview for more info. Using containers <text:tab/>allows the server application to be secure, easily backed up and easily switched between <text:tab/>different servers. For initial creation, this allows me to develop and test on a local server and <text:tab/>easily migrate the container to a deployment ser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6:38:39.393975860</meta:creation-date>
    <meta:generator>LibreOffice/5.1.6.2$Linux_X86_64 LibreOffice_project/10m0$Build-2</meta:generator>
    <dc:date>2018-02-01T16:45:13.023891704</dc:date>
    <meta:editing-duration>PT6M33S</meta:editing-duration>
    <meta:editing-cycles>1</meta:editing-cycles>
    <meta:document-statistic meta:table-count="0" meta:image-count="0" meta:object-count="0" meta:page-count="1" meta:paragraph-count="4" meta:word-count="86" meta:character-count="503" meta:non-whitespace-character-count="418"/>
  </office:meta>
</office:document-meta>
</file>